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29pt" style:font-size-asian="29pt" style:font-size-complex="29pt"/>
    </style:style>
    <style:style style:name="P4" style:family="paragraph" style:parent-style-name="Standard">
      <style:text-properties fo:font-size="36pt" style:font-size-asian="36pt" style:font-size-complex="36pt"/>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center" style:justify-single-word="false"/>
      <style:text-properties fo:font-size="49pt" style:font-size-asian="49pt" style:font-size-complex="49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8pt" style:font-size-asian="18pt" style:font-size-complex="18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Informe de la Práctica Profesional Supervisada</text:p>
      <text:p text:style-name="P3"/>
      <text:p text:style-name="Standard"/>
      <text:p text:style-name="Standard"/>
      <text:p text:style-name="Standard"/>
      <text:p text:style-name="P5"/>
      <text:p text:style-name="P5">Programación de Celdas paramétricas (Pcells) para Diseño Analógico en VLSI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Alumno: Leandro Mársó</text:p>
      <text:p text:style-name="P2">Matrícula: 199804286</text:p>
      <text:p text:style-name="P2">Cátedra: Práctica Profesional Supervisada</text:p>
      <text:p text:style-name="P2">Fecha: Septiembre 2014</text:p>
      <text:p text:style-name="P1"><text:soft-page-break/>Objetivo </text:p>
      <text:p text:style-name="Standard">El objetivo es desarrollar <text:span text:style-name="T4">celdas paramétricas </text:span><text:span text:style-name="T5">que</text:span> nos permiten realizar instancias </text:p>
      <text:p text:style-name="Standard">customizadas de layout analógico de forma gráfica. Las celdas son: Inversor, Espejo </text:p>
      <text:p text:style-name="Standard">de corriente, cargas activas, par diferencial, carga resistiva y capacitores de bypass. Los parámetros para cada celda pueden cantidad de elementos, dimensiones físicas, forma de interconexionado, etc.</text:p>
      <text:p text:style-name="Standard">En este primer informe se detalla lo realizado durante la primera etapa de la práctica, que incluía la capacitación en la herramienta de CAD y el lenguaje de programación que se utiliza para extender el uso del mismo.</text:p>
      <text:p text:style-name="P1"/>
      <text:p text:style-name="P1">Introducción</text:p>
      <text:p text:style-name="Standard">Se comenzó con el estudio de la tecnología disponible y las herramientas necesarias. </text:p>
      <text:p text:style-name="Standard">Para la <text:span text:style-name="T1">realización</text:span> del Layout analógico, se utilizó la herramienta <text:bookmark text:name="VirtuosoLayoutSuiteSKILLReference"/><text:span text:style-name="T3">Virtuoso Layout Suite</text:span> de Cadence. Esta permite crear las máscaras (layout en inglés) para implementar el circuito partiendo del diseño especificado en un plano esquemático que detalla los elementos (transistores, capacitores y resistencias), las dimensiones de los mismos y cómo están interconectados.</text:p>
      <text:p text:style-name="Standard"/>
      <text:p text:style-name="Standard">Se analizaron varios circuitos que ya habían sido realizados de forma manual, para de esta forma captar las reglas utilizadas por diseñadores expertos en layouts de alta velocidad (10GHz). Se realizaron varios circuitos de forma manual para luego realizar la extracción de parásitos (capacitores y resistores) que surgen en la implementación real del conexionado del circuito. Vale destacar que el diseño manual del layout analógico es posible ya que la cantidad de elementos utilizados es altamente reducida, comparados con los circuitos digitales. Pero además es necesario ya que de esta forma se logran resultados que minimizan el área utilizada y los parásitos introducidos por el interconexionado.</text:p>
      <text:p text:style-name="Standard"/>
      <text:p text:style-name="Standard"/>
      <text:p text:style-name="Standard">Dependiendo de la complejidad del circuito analógico y sus requerimientos de velocidad, consumo de potencia y área ocupada, este proceso de crear el layout puede llevar muchos días. Es por esa razón que se busca poder automatizar este proceso, por medio de la programación en un lenguaje <text:s/>de extensión del CAD utilizado. En el caso de Virtuoso, el lenguaje que se puede utilizar es una variante de LISP llamada <text:span text:style-name="T3">SKILL</text:span>.</text:p>
      <text:p text:style-name="Standard">Este lenguaje contiene librerías que nos permiten operar sobre los archivos de tecnología, para por ejemplo obtener las reglas de diseño (DRC por sus siglas en inglés) y utilizarlas en la programación. También tiene funciones que nos permite acceder a toda la base de datos del conjunto de diseños, reglas y modelos definidos para el proceso de fabricación (usualmente denominado <text:span text:style-name="T4">Design Kit</text:span>). </text:p>
      <text:p text:style-name="Standard">Las primeras funciones que se programaron con este lenguaje fueron para crear atajos de teclado (<text:span text:style-name="T4">shortcuts</text:span>) que facilitan acciones realizadas frecuentemente. Por ejemplo presionando un número se ocultan todas las capas y se muestra únicamente la capa que le fué asignada a ese número. Además de estas funciones, se realizaron un conjunto de funciones que facilitan el uso de la herramienta.</text:p>
      <text:p text:style-name="Standard"/>
      <text:p text:style-name="Standard">Luego fué necesario estudiar la documentación disponible sobre la tecnología denominada <text:span text:style-name="T3">Component Description Format (CDF)</text:span><text:span text:style-name="T6">,</text:span><text:span text:style-name="T3"> </text:span><text:span text:style-name="T6">que básicamente nos permite describir los parámetros y atributos de los parámetros de componentes individuales (una celda) o una librería de componentes. Esta parte es necesaria ya que el objetivo es crear y describir nuevos componentes (las celdas </text:span><text:span text:style-name="T2">parametrizadas</text:span><text:span text:style-name="T6">)</text:span> <text:s text:c="2"/></text:p>
      <text:p text:style-name="Standard"/>
      <text:p text:style-name="Standard"/>
      <text:p text:style-name="Standard"/>
      <text:p text:style-name="Standard"/>
      <text:p text:style-name="Standard"/>
      <text:p text:style-name="Standard"/>
      <text:p text:style-name="Standard"/>
      <text:p text:style-name="Standard"><text:soft-page-break/>Celdas Paramétricas (Pcells)</text:p>
      <text:p text:style-name="Standard">Una celda paramétrica, o Pcell, es una celda programáble y gráfica que nos permite crear instancas de layout customizadas cada vez que se usan. Como mencionamos anteriormente, estas celdas se programan en SKILL para crear el layout de una celda. </text:p>
      <text:p text:style-name="Standard">Se utilizan para poder f</text:p>
      <text:p text:style-name="Standard"/>
      <text:p text:style-name="Standard">de What Is a PCell? </text:p>
      <text:p text:style-name="Standard">A parameterized cell, or Pcell, is a graphic, programmable cell that lets you create </text:p>
      <text:p text:style-name="Standard">a customized layout instance each time you place it. </text:p>
      <text:p text:style-name="Standard">These PCells are coded using SKILL (or other language) to create a layout </text:p>
      <text:p text:style-name="Standard">cellview. </text:p>
      <text:p text:style-name="Standard">We used PCells to: </text:p>
      <text:p text:style-name="Standard">Speed up entering layout data by eliminating the need to create duplicate versions </text:p>
      <text:p text:style-name="Standard">of the same functional part </text:p>
      <text:p text:style-name="Standard">Eliminate errors that can result in maintaining multiple versions of the same cell </text:p>
      <text:p text:style-name="Standard">Eliminate the need to explode levels of hierarchy when you want to change a small </text:p>
      <text:p text:style-name="Standard">detail of a design </text:p>
      <text:p text:style-name="Standard">Get parasitic estimation faster </text:p>
      <text:p text:style-name="Standard"/>
      <text:p text:style-name="Standard"/>
      <text:p text:style-name="Standard"/>
      <text:p text:style-name="Standard"/>
      <text:p text:style-name="Standard"/>
      <text:p text:style-name="Standard">Introduction </text:p>
      <text:p text:style-name="Standard">Cadence SKILL Programming Language </text:p>
      <text:p text:style-name="Standard">Parameterized Cells </text:p>
      <text:p text:style-name="Standard">Tool customization using SKILL </text:p>
      <text:p text:style-name="Standard">Why develop and use PCells? </text:p>
      <text:p text:style-name="Standard">Analog designer point of view </text:p>
      <text:p text:style-name="Standard">Layout designer point of view </text:p>
      <text:p text:style-name="Standard">Current Pcells Developed at CASA </text:p>
      <text:p text:style-name="Standard">Inverter, Current Mirror and Active Loads, Differential Pair, Bypass Caps, </text:p>
      <text:p text:style-name="Standard">Resistor Load </text:p>
      <text:p text:style-name="Standard">Conclusions </text:p>
      <text:p text:style-name="Standard">Concluding remarks </text:p>
      <text:p text:style-name="Standard">Future work and further improvements </text:p>
      <text:p text:style-name="Standard">ClariPhy Argentina S.A. – Confidential </text:p>
      <text:p text:style-name="Standard">1 </text:p>
      <text:p text:style-name="Standard">CASA’ S PARAMETERIZED C ELLS </text:p>
      <text:p text:style-name="Standard">AND </text:p>
      <text:p text:style-name="Standard">D EVELOPMENT </text:p>
      <text:p text:style-name="Standard">IN </text:p>
      <text:p text:style-name="Standard">SKILL </text:p>
      <text:p text:style-name="Standard"/>
      <text:p text:style-name="Standard">Introducción</text:p>
      <text:p text:style-name="Standard">What Is SKILL? </text:p>
      <text:p text:style-name="Standard">Cadence’s Programming Language. </text:p>
      <text:p text:style-name="Standard">It was introduced by Cadence as a CAD system extension language </text:p>
      <text:p text:style-name="Standard">It is a LISP variant. LISP variants had been used for solving difficult and </text:p>
      <text:p text:style-name="Standard">demanding programming problems </text:p>
      <text:p text:style-name="Standard">Using SKILL we customized Cadence tools: e.g. creating shortcuts </text:p>
      <text:p text:style-name="Standard">Integrate other tools into the design flow: e.g. launching other tools and getting </text:p>
      <text:p text:style-name="Standard"><text:soft-page-break/>their output </text:p>
      <text:p text:style-name="Standard">Using SKILL we can access and share the same values from schematic or layout </text:p>
      <text:p text:style-name="Standard">view. </text:p>
      <text:p text:style-name="Standard">ClariPhy Argentina S.A. – Confidential </text:p>
      <text:p text:style-name="Standard">2 </text:p>
      <text:p text:style-name="Standard">CASA’ S PARAMETERIZED C ELLS </text:p>
      <text:p text:style-name="Standard">AND </text:p>
      <text:p text:style-name="Standard">D EVELOPMENT </text:p>
      <text:p text:style-name="Standard">IN </text:p>
      <text:p text:style-name="Standard">SKILL </text:p>
      <text:p text:style-name="Standard">Introduction </text:p>
      <text:p text:style-name="Standard">What Is a PCell? </text:p>
      <text:p text:style-name="Standard">A parameterized cell, or Pcell, is a graphic, programmable cell that lets you create </text:p>
      <text:p text:style-name="Standard">a customized layout instance each time you place it. </text:p>
      <text:p text:style-name="Standard">These PCells are coded using SKILL (or other language) to create a layout </text:p>
      <text:p text:style-name="Standard">cellview. </text:p>
      <text:p text:style-name="Standard">We used PCells to: </text:p>
      <text:p text:style-name="Standard">Speed up entering layout data by eliminating the need to create duplicate versions </text:p>
      <text:p text:style-name="Standard">of the same functional part </text:p>
      <text:p text:style-name="Standard">Eliminate errors that can result in maintaining multiple versions of the same cell </text:p>
      <text:p text:style-name="Standard">Eliminate the need to explode levels of hierarchy when you want to change a small </text:p>
      <text:p text:style-name="Standard">detail of a design </text:p>
      <text:p text:style-name="Standard">Get parasitic estimation fas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 </meta:initial-creator>
    <meta:creation-date>2014-09-09T21:18:29</meta:creation-date>
    <dc:date>2014-09-18T21:55:09</dc:date>
    <dc:creator>lean </dc:creator>
    <meta:editing-duration>P1DT16H15M11S</meta:editing-duration>
    <meta:editing-cycles>13</meta:editing-cycles>
    <meta:generator>LibreOffice/3.5$Linux_x86 LibreOffice_project/350m1$Build-2</meta:generator>
    <meta:document-statistic meta:table-count="0" meta:image-count="0" meta:object-count="0" meta:page-count="4" meta:paragraph-count="85" meta:word-count="941" meta:character-count="6106" meta:non-whitespace-character-count="5177"/>
  </office:meta>
</office:document-meta>
</file>